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9dc" officeooo:paragraph-rsid="001269dc"/>
    </style:style>
    <style:style style:name="P2" style:family="paragraph" style:parent-style-name="Standard">
      <style:text-properties officeooo:rsid="00133ab3" officeooo:paragraph-rsid="00133ab3"/>
    </style:style>
    <style:style style:name="T1" style:family="text">
      <style:text-properties officeooo:rsid="001269dc"/>
    </style:style>
    <style:style style:name="T2" style:family="text">
      <style:text-properties officeooo:rsid="00160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e you have <text:span text:style-name="T2">2</text:span> files as follows. </text:p>
      <text:p text:style-name="P1"/>
      <text:p text:style-name="P1">file_1_october.csv</text:p>
      <text:p text:style-name="P1">file_2_november.csv</text:p>
      <text:p text:style-name="P1"/>
      <text:p text:style-name="P1">The files have identical columns. So I want to read all the three files which I can easily do with map. I also want to include in each a column with the name of the file. For instance, for file one, I want a column called “month” that contains the words “file_1_october.csv”.</text:p>
      <text:p text:style-name="P1"/>
      <text:p text:style-name="P2">For reproducibility, assume <text:span text:style-name="T1">file_1_october.csv </text:span>is </text:p>
      <text:p text:style-name="P2"/>
      <text:p text:style-name="P2">name,age,gender</text:p>
      <text:p text:style-name="P2">james,24,male</text:p>
      <text:p text:style-name="P2">Sue,21,female</text:p>
      <text:p text:style-name="P2"/>
      <text:p text:style-name="P2">While <text:span text:style-name="T1">file_2_november.csv </text:span>is</text:p>
      <text:p text:style-name="P2"/>
      <text:p text:style-name="P2">name,age,gender</text:p>
      <text:p text:style-name="P2">Grey,24,male</text:p>
      <text:p text:style-name="P2">Juliet,21,female</text:p>
      <text:p text:style-name="P2"/>
      <text:p text:style-name="P2">I want to read both files but in each file include a month column that corresponds to the file name so that we have;</text:p>
      <text:p text:style-name="P2"/>
      <text:p text:style-name="P2">name,age,gender,month,</text:p>
      <text:p text:style-name="P2">james,24,male, <text:span text:style-name="T1">file_1_october.csv,</text:span></text:p>
      <text:p text:style-name="P2">Sue,21,female, <text:span text:style-name="T1">file_1_october.csv</text:span></text:p>
      <text:p text:style-name="P2"/>
      <text:p text:style-name="P2">AND</text:p>
      <text:p text:style-name="P2"/>
      <text:p text:style-name="P2">name,age,gender,month,</text:p>
      <text:p text:style-name="P2">Grey,24,male, <text:span text:style-name="T1">file_2_november.csv,</text:span></text:p>
      <text:p text:style-name="P2">Juliet,21,female, <text:span text:style-name="T1">file_2_november.csv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Karuitha</meta:initial-creator>
    <meta:creation-date>2022-01-30T17:26:16.739217775</meta:creation-date>
    <dc:date>2022-01-30T19:50:37.343279553</dc:date>
    <dc:creator>John Karuitha</dc:creator>
    <meta:editing-duration>PT1H42M38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20" meta:word-count="110" meta:character-count="811" meta:non-whitespace-character-count="719"/>
  </office:meta>
</office:document-meta>
</file>